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álico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fill="solid" draw:fill-color="#ffffff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fill="solid" draw:fill-color="#ffffff" draw:opacity="100%" draw:opacity-name="Transparency_20_2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8cm" svg:stroke-color="#000000" draw:marker-end="Arrow" draw:marker-end-width="0.24cm" draw:fill="none" draw:fill-color="#ffff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none" svg:stroke-width="0.08cm" svg:stroke-color="#000000" draw:fill="none" draw:fill-color="#ffffff" fo:min-height="0.747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cm" svg:stroke-color="#000000" draw:marker-end="Arrow" draw:marker-end-width="0.24cm" draw:fill="none" draw:fill-color="#ffff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37cm" fo:min-width="0.00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8cm" svg:stroke-color="#000000" draw:fill="none" draw:fill-color="#ffffff" fo:min-height="0.637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cm" svg:stroke-color="#000000" draw:fill="none" draw:fill-color="#ffffff" fo:min-height="0.937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width="0.08cm" svg:stroke-color="#000000" draw:fill="none" draw:fill-color="#ffffff" fo:min-height="0.747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8cm" svg:stroke-color="#000000" draw:fill="none" draw:fill-color="#ffffff" fo:min-height="0.973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Arial1" fo:font-size="10pt" fo:font-weight="bold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solid" draw:fill-color="#ffffff" draw:opacity="100%" draw:opacity-name="Transparency_20_2"/>
      <style:paragraph-properties fo:text-align="center"/>
      <style:text-properties fo:color="#000000" style:font-name="Arial1" fo:font-size="9pt" fo:font-weight="bold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Arial1" fo:font-size="9pt" fo:font-weight="bold" style:font-size-asian="10pt" style:font-size-complex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Arial1" fo:font-size="10pt" fo:font-weight="bold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000000" style:font-name="Arial1" fo:font-size="9pt" fo:font-weight="bold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Arial1" fo:font-size="8pt" fo:font-weight="bold" style:font-size-asian="8pt" style:font-size-complex="8pt"/>
    </style:style>
    <style:style style:name="P11" style:family="paragraph">
      <style:paragraph-properties fo:text-align="center"/>
      <style:text-properties fo:color="#000000" style:font-name="Arial1" fo:font-size="9pt" fo:font-weight="bold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color="#000000" style:font-name="Arial1" fo:font-size="9pt" fo:font-weight="bold"/>
    </style:style>
    <style:style style:name="P13" style:family="paragraph">
      <loext:graphic-properties draw:fill="none" draw:fill-color="#ffffff"/>
      <style:text-properties fo:color="#000000" style:font-name="Arial1" fo:font-size="9pt" fo:font-weight="bold"/>
    </style:style>
    <style:style style:name="P14" style:family="paragraph">
      <loext:graphic-properties draw:fill="solid" draw:fill-color="#ffffff"/>
      <style:paragraph-properties fo:text-align="center"/>
      <style:text-properties fo:color="#000000" style:font-name="Arial1" fo:font-size="9pt" fo:font-weight="bold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Arial1" fo:font-size="10pt" fo:font-weight="bold" style:font-size-asian="10pt" style:font-size-complex="10pt"/>
    </style:style>
    <style:style style:name="T1" style:family="text">
      <style:text-properties fo:color="#000000" style:font-name="Arial1" fo:font-size="10pt" fo:language="en" fo:country="US" fo:font-weight="bold" style:font-size-asian="10pt" style:font-size-complex="10pt"/>
    </style:style>
    <style:style style:name="T2" style:family="text">
      <style:text-properties fo:color="#000000" style:font-name="Arial1" fo:font-size="9pt" fo:font-weight="bold" style:font-size-asian="9pt" style:font-size-complex="9pt"/>
    </style:style>
    <style:style style:name="T3" style:family="text">
      <style:text-properties fo:color="#000000" style:font-name="Arial1" fo:language="en" fo:country="US" fo:font-weight="bold" style:font-size-asian="8pt" style:font-size-complex="8pt"/>
    </style:style>
    <style:style style:name="T4" style:family="text">
      <style:text-properties fo:color="#000000" style:font-name="Arial1" fo:font-size="9pt" fo:language="en" fo:country="US" fo:font-weight="bold" style:font-size-asian="10pt" style:font-size-complex="10pt"/>
    </style:style>
    <style:style style:name="T5" style:family="text">
      <style:text-properties fo:color="#000000" style:font-name="Arial1" fo:font-size="8pt" fo:font-weight="bold" style:font-size-asian="8pt" style:font-size-complex="8pt"/>
    </style:style>
    <style:style style:name="T6" style:family="text">
      <style:text-properties fo:color="#000000" style:font-name="Arial1" fo:font-size="9pt" fo:font-weight="bold" style:font-size-asian="10pt" style:font-size-complex="10pt"/>
    </style:style>
    <style:style style:name="T7" style:family="text">
      <style:text-properties fo:color="#000000" style:font-name="Arial1" fo:font-size="8pt" fo:language="en" fo:country="US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2" xml:id="id1" draw:id="id1" draw:layer="layout" svg:width="2.9cm" svg:height="1.9cm" svg:x="7.6cm" svg:y="5.5cm">
          <text:p text:style-name="P1"><text:span text:style-name="T1">Extração</text:span></text:p>
          <text:p text:style-name="P1"><text:span text:style-name="T1">de </text:span></text:p>
          <text:p text:style-name="P1"><text:span text:style-name="T1">Dados</text:span></text:p>
        </draw:rect>
        <draw:rect draw:style-name="gr2" draw:text-style-name="P4" xml:id="id2" draw:id="id2" draw:layer="layout" svg:width="3cm" svg:height="1.9cm" svg:x="12.9cm" svg:y="5.5cm">
          <text:p text:style-name="P3"><text:span text:style-name="T2"><text:s/></text:span><text:span text:style-name="T2">Pré-Processamento</text:span></text:p>
          <text:p text:style-name="P3"><text:span text:style-name="T2">de </text:span></text:p>
          <text:p text:style-name="P3"><text:span text:style-name="T2">Dados</text:span></text:p>
        </draw:rect>
        <draw:connector draw:style-name="gr3" draw:text-style-name="P5" draw:layer="layout" svg:x1="10.5cm" svg:y1="6.45cm" svg:x2="12.9cm" svg:y2="6.45cm" draw:start-shape="id1" draw:start-glue-point="1" draw:end-shape="id2" draw:end-glue-point="3" svg:d="M10500 6450h2400" svg:viewBox="0 0 2401 1">
          <text:p/>
        </draw:connector>
        <draw:frame draw:style-name="gr4" draw:text-style-name="P7" draw:layer="layout" svg:width="2.119cm" svg:height="1.119cm" svg:x="10.6cm" svg:y="5.3cm">
          <draw:text-box>
            <text:p text:style-name="P6"><text:span text:style-name="T3">Dados</text:span></text:p>
            <text:p text:style-name="P6"><text:span text:style-name="T3">Brutos</text:span></text:p>
          </draw:text-box>
        </draw:frame>
        <draw:rect draw:style-name="gr1" draw:text-style-name="P9" xml:id="id4" draw:id="id4" draw:layer="layout" svg:width="2.9cm" svg:height="1.9cm" svg:x="7.6cm" svg:y="8.399cm">
          <text:p text:style-name="P8"><text:span text:style-name="T4">Extração </text:span></text:p>
          <text:p text:style-name="P8"><text:span text:style-name="T4">da</text:span></text:p>
          <text:p text:style-name="P8"><text:span text:style-name="T4">Localização</text:span></text:p>
        </draw:rect>
        <draw:rect draw:style-name="gr1" draw:text-style-name="P9" xml:id="id3" draw:id="id3" draw:layer="layout" svg:width="2.9cm" svg:height="1.9cm" svg:x="12.9cm" svg:y="8.399cm">
          <text:p text:style-name="P8"><text:span text:style-name="T4">Análise</text:span></text:p>
          <text:p text:style-name="P8"><text:span text:style-name="T4">de </text:span></text:p>
          <text:p text:style-name="P8"><text:span text:style-name="T4">Sentimentos </text:span></text:p>
        </draw:rect>
        <draw:frame draw:style-name="gr4" draw:text-style-name="P10" draw:layer="layout" svg:width="2.4cm" svg:height="1.077cm" svg:x="10.6cm" svg:y="8.423cm">
          <draw:text-box>
            <text:p text:style-name="P8"><text:span text:style-name="T5">Dados </text:span></text:p>
            <text:p text:style-name="P8"><text:span text:style-name="T5">rotulados</text:span></text:p>
          </draw:text-box>
        </draw:frame>
        <draw:connector draw:style-name="gr5" draw:text-style-name="P5" draw:layer="layout" svg:x1="14.4cm" svg:y1="7.4cm" svg:x2="14.35cm" svg:y2="8.399cm" draw:start-shape="id2" draw:start-glue-point="2" draw:end-shape="id3" draw:end-glue-point="0" svg:d="M14400 7400v500h-50v499" svg:viewBox="0 0 51 1000">
          <text:p text:style-name="P11"><text:tab/> <text:s text:c="7"/></text:p>
        </draw:connector>
        <draw:connector draw:style-name="gr3" draw:text-style-name="P12" draw:layer="layout" svg:x1="12.9cm" svg:y1="9.349cm" svg:x2="10.5cm" svg:y2="9.349cm" draw:start-shape="id3" draw:start-glue-point="3" draw:end-shape="id4" draw:end-glue-point="1" svg:d="M12900 9349h-2400" svg:viewBox="0 0 2401 1">
          <text:p/>
        </draw:connector>
        <draw:rect draw:style-name="gr1" draw:text-style-name="P9" xml:id="id5" draw:id="id5" draw:layer="layout" svg:width="2.9cm" svg:height="1.9cm" svg:x="7.6cm" svg:y="11.31cm">
          <text:p text:style-name="P8"><text:span text:style-name="T4">Extração </text:span></text:p>
          <text:p text:style-name="P8"><text:span text:style-name="T4">da</text:span></text:p>
          <text:p text:style-name="P8"><text:span text:style-name="T4">Data</text:span></text:p>
        </draw:rect>
        <draw:connector draw:style-name="gr3" draw:text-style-name="P12" draw:layer="layout" svg:x1="10.5cm" svg:y1="12.26cm" svg:x2="10.5cm" svg:y2="12.26cm" draw:start-shape="id5" draw:start-glue-point="1" draw:end-shape="id5" draw:end-glue-point="1" svg:d="M10500 12260z" svg:viewBox="0 0 1 1">
          <text:p/>
        </draw:connector>
        <draw:connector draw:style-name="gr5" draw:text-style-name="P5" draw:layer="layout" svg:x1="9.05cm" svg:y1="10.299cm" svg:x2="9.05cm" svg:y2="11.31cm" draw:start-shape="id4" draw:start-glue-point="2" draw:end-shape="id5" svg:d="M9050 10299v1011" svg:viewBox="0 0 1 1012">
          <text:p text:style-name="P8"><text:span text:style-name="T6"/></text:p>
          <text:p text:style-name="P8"><text:span text:style-name="T6"/></text:p>
        </draw:connector>
        <draw:frame draw:style-name="gr6" draw:text-style-name="P13" draw:layer="layout" svg:width="0.582cm" svg:height="1.267cm" svg:x="7.556cm" svg:y="11.4cm">
          <draw:text-box>
            <text:p/>
          </draw:text-box>
        </draw:frame>
        <draw:frame draw:style-name="gr6" draw:text-style-name="P13" draw:layer="layout" svg:width="0.582cm" svg:height="1.267cm" svg:x="5.053cm" svg:y="11.2cm">
          <draw:text-box>
            <text:p/>
          </draw:text-box>
        </draw:frame>
        <draw:frame draw:style-name="gr7" draw:text-style-name="P10" draw:layer="layout" svg:width="3.753cm" svg:height="0.967cm" svg:x="8.7cm" svg:y="10.4cm">
          <draw:text-box>
            <text:p text:style-name="P8"><text:span text:style-name="T5">Dados rotulados</text:span></text:p>
            <text:p text:style-name="P8"><text:span text:style-name="T5">e com localização</text:span></text:p>
          </draw:text-box>
        </draw:frame>
        <draw:frame draw:style-name="gr8" draw:text-style-name="P13" draw:layer="layout" svg:width="2.8cm" svg:height="1.267cm" svg:x="12.9cm" svg:y="14cm">
          <draw:text-box>
            <text:p/>
          </draw:text-box>
        </draw:frame>
        <draw:rect draw:style-name="gr1" draw:text-style-name="P14" draw:layer="layout" svg:width="0.4cm" svg:height="0.38cm" svg:x="10.1cm" svg:y="5.52cm">
          <text:p text:style-name="P8"><text:span text:style-name="T2">1</text:span></text:p>
        </draw:rect>
        <draw:rect draw:style-name="gr1" draw:text-style-name="P14" draw:layer="layout" svg:width="0.4cm" svg:height="0.38cm" svg:x="15.4cm" svg:y="5.5cm">
          <text:p text:style-name="P8"><text:span text:style-name="T2">2</text:span></text:p>
        </draw:rect>
        <draw:rect draw:style-name="gr1" draw:text-style-name="P14" draw:layer="layout" svg:width="0.4cm" svg:height="0.38cm" svg:x="15.4cm" svg:y="8.4cm">
          <text:p text:style-name="P8"><text:span text:style-name="T2">3</text:span></text:p>
        </draw:rect>
        <draw:rect draw:style-name="gr1" draw:text-style-name="P14" draw:layer="layout" svg:width="0.4cm" svg:height="0.38cm" svg:x="10.1cm" svg:y="8.4cm">
          <text:p text:style-name="P8"><text:span text:style-name="T2">4</text:span></text:p>
        </draw:rect>
        <draw:rect draw:style-name="gr1" draw:text-style-name="P14" draw:layer="layout" svg:width="0.4cm" svg:height="0.38cm" svg:x="10.1cm" svg:y="11.32cm">
          <text:p text:style-name="P8"><text:span text:style-name="T2">5</text:span></text:p>
        </draw:rect>
        <draw:frame draw:style-name="gr9" draw:text-style-name="P10" draw:layer="layout" svg:width="1.6cm" svg:height="1.077cm" svg:x="12.6cm" svg:y="7.423cm">
          <draw:text-box>
            <text:p text:style-name="P8"><text:span text:style-name="T7">Dados</text:span></text:p>
            <text:p text:style-name="P8"><text:span text:style-name="T7">limpos</text:span></text:p>
          </draw:text-box>
        </draw:frame>
        <draw:frame draw:style-name="gr10" draw:text-style-name="P10" draw:layer="layout" svg:width="3.053cm" svg:height="1.303cm" svg:x="11.947cm" svg:y="11.697cm">
          <draw:text-box>
            <text:p text:style-name="P8"><text:span text:style-name="T5">Framework de Análise Espaço-Temporal</text:span></text:p>
          </draw:text-box>
        </draw:frame>
        <draw:connector draw:style-name="gr3" draw:text-style-name="P12" draw:layer="layout" svg:x1="10.5cm" svg:y1="12.3cm" svg:x2="12.331cm" svg:y2="12.3cm" svg:d="M10500 12300h1831" svg:viewBox="0 0 1832 1">
          <text:p/>
        </draw:connector>
        <draw:frame draw:style-name="gr4" draw:text-style-name="P15" draw:layer="layout" svg:width="2.119cm" svg:height="1.119cm" svg:x="5.081cm" svg:y="5.481cm">
          <draw:text-box>
            <text:p text:style-name="P1"><text:span text:style-name="T1">Termos</text:span></text:p>
            <text:p text:style-name="P1"><text:span text:style-name="T1">Chave</text:span></text:p>
          </draw:text-box>
        </draw:frame>
        <draw:connector draw:style-name="gr3" draw:text-style-name="P5" draw:layer="layout" svg:x1="5.18cm" svg:y1="6.45cm" svg:x2="7.58cm" svg:y2="6.45cm" svg:d="M5180 6450h2400" svg:viewBox="0 0 2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álico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 Justino Garcia Praciano</meta:initial-creator>
    <meta:creation-date>2018-05-15T12:29:38.54</meta:creation-date>
    <dc:date>2018-10-25T17:36:18.875006128</dc:date>
    <meta:editing-duration>PT1H34M50S</meta:editing-duration>
    <meta:editing-cycles>13</meta:editing-cycles>
    <meta:generator>LibreOffice/6.1.1.2$Linux_X86_64 LibreOffice_project/10$Build-2</meta:generator>
    <meta:document-statistic meta:object-count="26"/>
  </office:meta>
</office:document-meta>
</file>